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999cm" svg:height="6.743cm" svg:x="2cm" svg:y="2.125cm" svg:viewBox="0 0 6000 6744" svg:d="M2856 5983c1138 61 2618-907 2531-2408-88-1502-863-3032-2263-2836s-2350 1276-2502 3003c-153 1727 1097 2180 2234 2241zM5997 3161c80 1857-1168 3409-3148 3569-1980 159-2975-1073-2836-2988 138-1915 1489-3543 3211-3727 1721-183 2693 1290 2773 3146z">
          <text:p/>
        </draw:path>
        <draw:path draw:style-name="gr2" draw:text-style-name="P1" draw:layer="layout" svg:width="1.188cm" svg:height="1.68cm" draw:transform="skewX (0.000698131700797617) rotate (-0.386415896391545) translate (4.2544799557722cm 0.484409363874397cm)" svg:viewBox="0 0 1189 1681" svg:d="M1189 231c-14 217-347 1111-888 1438-165 101-429-443-229-661 200-219 458-766 472-927 15-161 659-67 645 150z">
          <text:p/>
        </draw:path>
        <draw:path draw:style-name="gr3" draw:text-style-name="P1" draw:layer="layout" svg:width="0.835cm" svg:height="0.55cm" draw:transform="rotate (-2.15617975791379) translate (4.4529876347359cm 1.5668409679315cm)" svg:viewBox="0 0 836 551" svg:d="M434 549c171-16 339-143 390-250 50-109-64-201-193-255-130-52-268-66-432 3-162 69-262 182-153 322 109 138 217 195 388 180z">
          <text:p/>
        </draw:path>
        <draw:path draw:style-name="gr2" draw:text-style-name="P1" draw:layer="layout" svg:width="1.34cm" svg:height="1.567cm" draw:transform="rotate (0.724486172502846) translate (4.6507146862296cm 1.1793608742842cm)" svg:viewBox="0 0 1341 1568" svg:d="M0 245c-3 172 126 829 562 1268 203 183 932-128 750-331-417-464-427-971-434-1122-6-152-875 13-878 185z">
          <text:p/>
        </draw:path>
        <draw:path draw:style-name="gr3" draw:text-style-name="P1" draw:layer="layout" svg:width="0.902cm" svg:height="0.661cm" draw:transform="rotate (-2.15687788961459) translate (5.5264578120657cm 0.758628108462499cm)" svg:viewBox="0 0 903 662" svg:d="M527 644c137-64 329-219 367-367 35-139-27-185-184-243-155-57-351-32-459-3-276 72-309 187-173 370 136 181 313 308 449 243z">
          <text:p/>
        </draw:path>
        <draw:path draw:style-name="gr3" draw:text-style-name="P1" draw:layer="layout" svg:width="0.835cm" svg:height="0.55cm" draw:transform="rotate (-2.15705242253979) translate (6.6981691751043cm 1.360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21:55.750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